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3c8" officeooo:paragraph-rsid="0002b3c8"/>
    </style:style>
    <style:style style:name="T1" style:family="text">
      <style:text-properties officeooo:rsid="0003e4ea"/>
    </style:style>
    <style:style style:name="T2" style:family="text">
      <style:text-properties officeooo:rsid="000546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/1<text:span text:style-name="T2">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14:26:35.993000000</meta:creation-date>
    <dc:date>2023-08-29T15:15:06.596000000</dc:date>
    <meta:editing-duration>PT48M29S</meta:editing-duration>
    <meta:editing-cycles>4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